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76d" officeooo:paragraph-rsid="0006c76d"/>
    </style:style>
    <style:style style:name="P2" style:family="paragraph" style:parent-style-name="Standard" style:list-style-name="L1">
      <style:text-properties officeooo:rsid="0006c76d" officeooo:paragraph-rsid="0006c76d"/>
    </style:style>
    <style:style style:name="P3" style:family="paragraph" style:parent-style-name="Standard" style:list-style-name="L2">
      <style:text-properties officeooo:rsid="0006c76d" officeooo:paragraph-rsid="0006c76d"/>
    </style:style>
    <style:style style:name="P4" style:family="paragraph" style:parent-style-name="Standard" style:list-style-name="L2">
      <style:text-properties officeooo:rsid="0008337c" officeooo:paragraph-rsid="0008337c"/>
    </style:style>
    <style:style style:name="P5" style:family="paragraph" style:parent-style-name="Standard">
      <style:text-properties officeooo:rsid="0008337c" officeooo:paragraph-rsid="0008337c"/>
    </style:style>
    <style:style style:name="P6" style:family="paragraph" style:parent-style-name="Standard">
      <style:text-properties officeooo:rsid="0008cb30" officeooo:paragraph-rsid="0008cb30"/>
    </style:style>
    <style:style style:name="P7" style:family="paragraph" style:parent-style-name="Standard" style:list-style-name="L3">
      <style:text-properties officeooo:rsid="0008cb30" officeooo:paragraph-rsid="0008cb30"/>
    </style:style>
    <style:style style:name="T1" style:family="text">
      <style:text-properties officeooo:rsid="0008c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. Marmaduke Woodman, Phd, American <text:span text:style-name="T1">father of 2 </text:span>residing in France, GMT+1, </text:p>
      <text:p text:style-name="P1">+33 7 67 77 84 72, <text:a xlink:type="simple" xlink:href="mailto:mmwoodman@gmail.com" text:style-name="Internet_20_link" text:visited-style-name="Visited_20_Internet_20_Link">mmwoodman@gmail.com</text:a>, github.com/maedoc</text:p>
      <text:p text:style-name="P1"/>
      <text:p text:style-name="P1">Education</text:p>
      <text:p text:style-name="P1"/>
      <text:list xml:id="list1521717062" text:style-name="L1">
        <text:list-item>
          <text:p text:style-name="P2">BS in Neuroscience, Tulane University 2008 (hurricanes Katrina &amp; Gustavo)</text:p>
        </text:list-item>
        <text:list-item>
          <text:p text:style-name="P2">Masters in Computational Neuroscience, LSUHSC, 2009</text:p>
        </text:list-item>
        <text:list-item>
          <text:p text:style-name="P2">PhD in Theoretical Neuroscience, Aix-Marseille University, 2013:</text:p>
        </text:list-item>
      </text:list>
      <text:p text:style-name="P1"/>
      <text:p text:style-name="P1">Work Experience</text:p>
      <text:p text:style-name="P1"/>
      <text:list xml:id="list2176157516" text:style-name="L2">
        <text:list-item>
          <text:p text:style-name="P3">2008 – 2009 Research assistant at LSUHSC: analysis &amp; modeling of time-delay networks (C, Python, HPC cluster)</text:p>
        </text:list-item>
        <text:list-item>
          <text:p text:style-name="P3">2009 – 2012 Doctoral student: analysis &amp; modeling of feature emergence via symmetry breaking; development of neuroinformatics platform (full stack Python with bare metal cluster deployment and operations)</text:p>
        </text:list-item>
        <text:list-item>
          <text:p text:style-name="P3">2012 – 2013 Scientific programmer: </text:p>
        </text:list-item>
        <text:list-item>
          <text:p text:style-name="P4">2013 – 2015 Research engineer data analysis</text:p>
        </text:list-item>
        <text:list-item>
          <text:p text:style-name="P4">2015 – 2016 Research engineer machine learning</text:p>
        </text:list-item>
        <text:list-item>
          <text:p text:style-name="P4">2016 – 2017 Freelance engineer backend, devops &amp; machine learning <text:span text:style-name="T1">(Factr.com, CodeBox)</text:span></text:p>
        </text:list-item>
        <text:list-item>
          <text:p text:style-name="P4">2017 – present Research engineer machine learning &amp; dev ops</text:p>
        </text:list-item>
      </text:list>
      <text:p text:style-name="P5"/>
      <text:p text:style-name="P6">Significant Projects</text:p>
      <text:p text:style-name="P6"/>
      <text:list xml:id="list2420285795" text:style-name="L3">
        <text:list-item>
          <text:p text:style-name="P7">TheVirtualBrain</text:p>
        </text:list-item>
        <text:list-item>
          <text:p text:style-name="P7">Virtual Epileptic Patient</text:p>
        </text:list-item>
        <text:list-item>
          <text:p text:style-name="P7">SDDEKit</text:p>
        </text:list-item>
        <text:list-item>
          <text:p text:style-name="P7">GSoC Mentoring</text:p>
        </text:list-item>
        <text:list-item>
          <text:p text:style-name="P7">TVB-INS HPC cluster</text:p>
        </text:list-item>
        <text:list-item>
          <text:p text:style-name="P7">AnyWave</text:p>
        </text:list-item>
      </text:list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4:25:26.068502143</meta:creation-date>
    <dc:date>2019-08-22T16:00:21.810768159</dc:date>
    <meta:editing-duration>PT1H14M15S</meta:editing-duration>
    <meta:editing-cycles>1</meta:editing-cycles>
    <meta:generator>LibreOffice/6.2.5.2$Linux_X86_64 LibreOffice_project/20$Build-2</meta:generator>
    <meta:document-statistic meta:table-count="0" meta:image-count="0" meta:object-count="0" meta:page-count="1" meta:paragraph-count="21" meta:word-count="154" meta:character-count="1049" meta:non-whitespace-character-count="923"/>
  </office:meta>
</office:document-meta>
</file>